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color="#800000"/>
    </style:style>
    <style:style style:name="P4" style:family="paragraph" style:parent-style-name="Standard">
      <style:text-properties fo:color="#800000" fo:font-style="italic" style:font-style-asian="italic" style:font-style-complex="italic"/>
    </style:style>
    <style:style style:name="P5" style:family="paragraph" style:parent-style-name="Standard" style:list-style-name="L1"/>
    <style:style style:name="P6" style:family="paragraph" style:parent-style-name="Standard">
      <style:text-properties style:font-name="Liberation Serif"/>
    </style:style>
    <style:style style:name="P7" style:family="paragraph" style:parent-style-name="Standard" style:list-style-name="L2"/>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Liberation Serif1"/>
    </style:style>
    <style:style style:name="T4" style:family="text">
      <style:text-properties style:font-name="Liberation Serif1" style:text-underline-style="none"/>
    </style:style>
    <style:style style:name="T5" style:family="text">
      <style:text-properties style:font-name="Liberation Serif1" style:text-underline-style="none" fo:font-weight="normal" style:font-weight-asian="normal" style:font-weight-complex="normal"/>
    </style:style>
    <style:style style:name="T6" style:family="text">
      <style:text-properties style:font-name="Liberation Serif"/>
    </style:style>
    <style:style style:name="T7" style:family="text">
      <style:text-properties style:font-name="Liberation Serif" style:text-underline-style="none"/>
    </style:style>
    <style:style style:name="T8" style:family="text">
      <style:text-properties style:font-name="Liberation Serif" style:text-underline-style="none" fo:font-weight="bold" style:font-weight-asian="bold" style:font-weight-complex="bold"/>
    </style:style>
    <style:style style:name="T9" style:family="text">
      <style:text-properties style:font-name="Liberation Serif"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157_2127388678"/>Dans le cadre de notre sujet on explore différentes pistes pour la détection d'objet type définit à priori. Ses problèmes sont étudiés dans le domaine de recherche d'information (RI). </text:p>
      <text:p text:style-name="Standard">Une approche de ce domaine est la comparaison d'arbre. Cette approche est apparenté aux problématiques de correspondance de motif dans les structures arborescente (tree pattern matching). De manière analogue aux problèmes de correspondance de motif dans une chaîne (string pattern matching) qui prend entrée un motif et un texte et qui produit en sortie la localisation d'une sous-chaîne de caractères du texte en entrée correspondant aux motifs recherchés. Dans le tree pattern matching, le motif et <text:s/>le texte sont des structures arborescentes. Le problème de recherche de motif (pattern matching) consiste à trouver tous les sous-arbres du texte isomorphe avec le pattern en entrée. </text:p>
      <text:p text:style-name="Standard">Dans la littérature ont trouve plusieurs mesures de distance entre deux arbres utiles à la comparaison d'arbre. <text:bookmark-end text:name="__DdeLink__157_2127388678"/></text:p>
      <text:p text:style-name="Standard"/>
      <text:p text:style-name="P2">Mesure de distance <text:span text:style-name="T2">:</text:span></text:p>
      <text:p text:style-name="Standard">La distance entre deux arbres est donnée par la plus petite ou <text:s/>la moins coûteuse séquence d'opération élémentaire (insertion, substitution et suppression) qui permet la transformation d'un arbre vers un autre.</text:p>
      <text:p text:style-name="Standard"/>
      <text:p text:style-name="Standard">Pour exprimer la séquence d'opération élémentaire qui transforme l'arbre, on utilise un mapping. </text:p>
      <text:p text:style-name="Standard"/>
      <text:p text:style-name="P2">Mapping <text:span text:style-name="T2">:</text:span></text:p>
      <text:p text:style-name="Standard">Un mapping établie une correspondance un-à-un entre les nœuds deux arbres ordonnés qui préservent l'ordre des nœuds frères et des ancêtres.</text:p>
      <text:p text:style-name="P4">(Mettre la définition formelle)</text:p>
      <text:p text:style-name="Standard"/>
      <text:p text:style-name="Standard">On peut décrire les opérations élémentaire d'une transformation comme suit :</text:p>
      <text:list xml:id="list1557636041" text:style-name="L1">
        <text:list-item>
          <text:p text:style-name="P5">Suppression : un nœud T1[i] qui n'a pas de paire (i, j) <text:span text:style-name="T3">є</text:span><text:span text:style-name="T6"> M est supprimé</text:span></text:p>
        </text:list-item>
        <text:list-item>
          <text:p text:style-name="P5"><text:span text:style-name="T6">Substitution : une paire (i, j) <text:s/></text:span><text:span text:style-name="T3">є</text:span><text:span text:style-name="T6"> M indique la substitution du nœud T1[i] par le nœud T2[j]</text:span></text:p>
        </text:list-item>
        <text:list-item>
          <text:p text:style-name="P5"><text:span text:style-name="T6">Insertion : si le nœud T2[j] avec pas de paire (i, j) <text:s/></text:span><text:span text:style-name="T3">є</text:span><text:span text:style-name="T6"> M indique une insertion du nœud dans T2</text:span></text:p>
        </text:list-item>
      </text:list>
      <text:p text:style-name="P6"/>
      <text:p text:style-name="P2"><text:span text:style-name="T6">Coût du mapping </text:span><text:span text:style-name="T7">:</text:span></text:p>
      <text:p text:style-name="P2"><text:span text:style-name="T7">Soit </text:span><text:span text:style-name="T8">M</text:span><text:span text:style-name="T7"> un mapping entre les arbres T1 et T2 décrivant les opérations de modification. </text:span></text:p>
      <text:p text:style-name="P2"><text:span text:style-name="T8">S</text:span><text:span text:style-name="T7"> est l'ensemble de pair (i, j) <text:s/></text:span><text:span text:style-name="T4">є</text:span><text:span text:style-name="T7"> M, </text:span></text:p>
      <text:p text:style-name="P2"><text:span text:style-name="T8">D</text:span><text:span text:style-name="T7"> l'ensemble des nœuds T1[i] n'ayant pas de paire (i, j) <text:s/></text:span><text:span text:style-name="T4">є</text:span><text:span text:style-name="T7"> M , </text:span></text:p>
      <text:p text:style-name="P2"><text:span text:style-name="T7">et </text:span><text:span text:style-name="T8">I </text:span><text:span text:style-name="T9">l'ensemble des nœuds T2[j] n'ayant pas de paire (i, j) <text:s/></text:span><text:span text:style-name="T5">є</text:span><text:span text:style-name="T9"> M.</text:span></text:p>
      <text:p text:style-name="Standard">Le coût du mapping est donné par |S|p + |I|q + |D|r , ou p est le coût des substitution non identique, q est le coût des insertions (1), r est le coût d'une suppression (1), le coût des substitution identique est 0. <text:s/></text:p>
      <text:p text:style-name="Standard"><text:s text:c="2"/></text:p>
      <text:p text:style-name="Standard">Ci-dessous les quatre fonctions de distance récurrente dans la littérature du domaine : </text:p>
      <text:p text:style-name="Standard"><text:s/></text:p>
      <text:list xml:id="list1078665443" text:style-name="L2">
        <text:list-item>
          <text:p text:style-name="P7"><text:span text:style-name="T1">distance d’édition</text:span> : </text:p>
        </text:list-item>
      </text:list>
      <text:p text:style-name="P1">Coût minimum de transformation d'un arbre T1 vers T2</text:p>
      <text:p text:style-name="P1"/>
      <text:list xml:id="list1299562141" text:continue-numbering="true" text:style-name="L2">
        <text:list-item>
          <text:p text:style-name="P7"><text:span text:style-name="T1">distance d'alignement </text:span>: </text:p>
        </text:list-item>
      </text:list>
      <text:p text:style-name="P1">Coût minimum d'insertion de nœud dans T1 et T2 pour qu'ils deviennent isomorphes. </text:p>
      <text:p text:style-name="P1"/>
      <text:list xml:id="list263920439" text:continue-numbering="true" text:style-name="L2">
        <text:list-item>
          <text:p text:style-name="P7"><text:span text:style-name="T1">distance d'arbre isolé</text:span> :</text:p>
        </text:list-item>
      </text:list>
      <text:p text:style-name="Standard">Obtenu en imposant que deux sous-arbres de T1 doivent être mapper deux sous-arbres de T2</text:p>
      <text:p text:style-name="Standard"/>
      <text:list xml:id="list559892287" text:continue-numbering="true" text:style-name="L2">
        <text:list-item>
          <text:p text:style-name="P7"><text:span text:style-name="T1">distance descendante</text:span> :</text:p>
        </text:list-item>
      </text:list>
      <text:p text:style-name="Standard"><text:soft-page-break/>Dans un top-down mapping, les parents des nœuds dans le mapping sont aussi dans le mapping</text:p>
      <text:p text:style-name="Standard"/>
      <text:p text:style-name="Standard"/>
      <text:p text:style-name="Standard">La définition des fonctions est décrire de la moins restrictive à la plus restrictive. Les propriétés de l'une sont inclus dans la suivante.</text:p>
      <text:p text:style-name="Standard">Utiliser pour retrouver la plus grande sous-structure commune entre deux arbre. Ou dans notre cas, ce qui nous intéresse, trouver à qu'elle pattern appartient l'arbre en calculant le cout de transformation !!!</text:p>
      <text:p text:style-name="P3">(Mettre le schéma des boites)</text:p>
      <text:p text:style-name="P3"/>
      <text:p text:style-name="P3">(Tableau récapitulatif des mesures de distance <text:s/>et de leur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9T08:37:01</meta:creation-date>
    <meta:generator>LibreOffice/3.5$Linux_x86 LibreOffice_project/350m1$Build-2</meta:generator>
    <dc:date>2014-02-20T18:35:07</dc:date>
    <dc:creator>Asus </dc:creator>
    <meta:editing-duration>PT7H18M32S</meta:editing-duration>
    <meta:editing-cycles>38</meta:editing-cycles>
    <meta:document-statistic meta:table-count="0" meta:image-count="0" meta:object-count="0" meta:page-count="2" meta:paragraph-count="34" meta:word-count="546" meta:character-count="3260" meta:non-whitespace-character-count="2729"/>
  </office:meta>
</office:document-meta>
</file>